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6"/>
    <style:style style:name="P2" style:family="paragraph" style:parent-style-name="Standard" style:list-style-name="L7"/>
    <style:style style:name="P3" style:family="paragraph" style:parent-style-name="Standard">
      <style:text-properties officeooo:paragraph-rsid="0003ace9"/>
    </style:style>
    <style:style style:name="P4" style:family="paragraph" style:parent-style-name="Standard" style:list-style-name="L8"/>
    <style:style style:name="P5" style:family="paragraph" style:parent-style-name="Standard" style:list-style-name="L9"/>
    <style:style style:name="P6" style:family="paragraph" style:parent-style-name="Standard" style:list-style-name="L10"/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c Tac Toe Game</text:p>
      <text:p text:style-name="Standard">This is a simple web-based Tic Tac Toe game that you can play in your browser. The game features a basic AI for single-player mode, and it keeps track of scores for both players.</text:p>
      <text:p text:style-name="Standard"/>
      <text:h text:style-name="Heading_20_3" text:outline-level="3">How to Play</text:h>
      <text:list xml:id="list3162863875" text:style-name="L10">
        <text:list-item>
          <text:p text:style-name="P6">Open the index.html file in your web browser.</text:p>
        </text:list-item>
        <text:list-item>
          <text:p text:style-name="P6">Click the "Start Game" button to begin.</text:p>
        </text:list-item>
        <text:list-item>
          <text:p text:style-name="P6">You start as Player 1 and place your "X" on the game board.</text:p>
        </text:list-item>
        <text:list-item>
          <text:p text:style-name="P6">The AI (Player 2) will then take its turn by placing an "O."</text:p>
        </text:list-item>
        <text:list-item>
          <text:p text:style-name="P6">Continue taking turns until one player wins, or the game ends in a tie.</text:p>
        </text:list-item>
        <text:list-item>
          <text:p text:style-name="P6">To start a new game, click the "New Game" button.</text:p>
          <text:p text:style-name="P6"/>
        </text:list-item>
      </text:list>
      <text:h text:style-name="Heading_20_3" text:outline-level="3">Features</text:h>
      <text:list xml:id="list1717607105" text:style-name="L9">
        <text:list-item>
          <text:p text:style-name="P5">Single-player mode against a basic AI.</text:p>
        </text:list-item>
        <text:list-item>
          <text:p text:style-name="P5">Sound effects for winning, losing, and tying the game.</text:p>
        </text:list-item>
        <text:list-item>
          <text:p text:style-name="P5">Option to mute/unmute the background theme music.</text:p>
        </text:list-item>
        <text:list-item>
          <text:p text:style-name="P5">Keeps track of scores for both Player 1 and Player 2 (AI).</text:p>
        </text:list-item>
        <text:list-item>
          <text:p text:style-name="P5">Highlights the winning combination of cells when a player wins.</text:p>
          <text:p text:style-name="P5"/>
        </text:list-item>
      </text:list>
      <text:h text:style-name="Heading_20_3" text:outline-level="3">Game Rules</text:h>
      <text:list xml:id="list1487877652" text:style-name="L8">
        <text:list-item>
          <text:p text:style-name="P4">The game is played on a 3x3 grid.</text:p>
        </text:list-item>
        <text:list-item>
          <text:p text:style-name="P4">Player 1 uses "X," and the AI (Player 2) uses "O."</text:p>
        </text:list-item>
        <text:list-item>
          <text:p text:style-name="P4">The objective is to form a horizontal, vertical, or diagonal line of three of your symbols.</text:p>
        </text:list-item>
        <text:list-item>
          <text:p text:style-name="P4">If all cells are filled, and no player has won, the game ends in a tie.</text:p>
        </text:list-item>
      </text:list>
      <text:p text:style-name="Standard"/>
      <text:h text:style-name="Heading_20_3" text:outline-level="3">Controls</text:h>
      <text:list xml:id="list569735565" text:style-name="L6">
        <text:list-item>
          <text:p text:style-name="P1">Click on an empty cell to make your move.</text:p>
        </text:list-item>
        <text:list-item>
          <text:p text:style-name="P1">Use the "New Game" button to start a new game.</text:p>
        </text:list-item>
        <text:list-item>
          <text:p text:style-name="P1">Use the "Start Game" button to begin a game after loading the page.</text:p>
        </text:list-item>
        <text:list-item>
          <text:p text:style-name="P1">Use the "Mute/Unmute" button to control the background music.</text:p>
          <text:p text:style-name="P1"/>
        </text:list-item>
      </text:list>
      <text:h text:style-name="Heading_20_3" text:outline-level="3">Customization</text:h>
      <text:p text:style-name="Standard">You can customize the game further by modifying the HTML, CSS, and JavaScript code to change colors, add animations, or enhance the AI's intelligence.</text:p>
      <text:p text:style-name="Standard"/>
      <text:h text:style-name="Heading_20_3" text:outline-level="3">Credits</text:h>
      <text:list xml:id="list2548822322" text:style-name="L7">
        <text:list-item>
          <text:p text:style-name="P2">Background music and sound effects sourced from assets included in the project.</text:p>
        </text:list-item>
        <text:list-item>
          <text:p text:style-name="P2">The project uses HTML, CSS, and JavaScript to create the game.</text:p>
        </text:list-item>
      </text:list>
      <text:p text:style-name="P3"><text:s/></text:p>
      <text:p text:style-name="P3"><text:s text:c="2"/>Enjoy playing Tic Tac Toe! If you have any questions or feedback, please feel free to reach o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6T17:00:52.995000000</dc:date>
    <meta:editing-duration>PT1H22M</meta:editing-duration>
    <meta:editing-cycles>1</meta:editing-cycles>
    <meta:document-statistic meta:table-count="0" meta:image-count="0" meta:object-count="0" meta:page-count="1" meta:paragraph-count="34" meta:word-count="336" meta:character-count="1715" meta:non-whitespace-character-count="1430"/>
    <meta:generator>LibreOffice/7.2.2.2$Windows_X86_64 LibreOffice_project/02b2acce88a210515b4a5bb2e46cbfb63fe97d56</meta:generator>
  </office:meta>
</office:document-meta>
</file>